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b9b1"/>
    </style:style>
    <style:style style:name="P2" style:family="paragraph" style:parent-style-name="Standard">
      <style:text-properties style:font-name="Liberation Serif" style:text-underline-style="none" officeooo:paragraph-rsid="0011b9b1"/>
    </style:style>
    <style:style style:name="P3" style:family="paragraph" style:parent-style-name="Standard" style:list-style-name="L10">
      <style:text-properties style:font-name="Liberation Serif" style:text-underline-style="none" officeooo:paragraph-rsid="0011b9b1"/>
    </style:style>
    <style:style style:name="P4" style:family="paragraph" style:parent-style-name="Standard">
      <style:text-properties style:font-name="Liberation Serif" style:text-underline-style="none" fo:font-weight="bold" officeooo:paragraph-rsid="0011b9b1" style:font-weight-asian="bold" style:font-weight-complex="bold"/>
    </style:style>
    <style:style style:name="P5" style:family="paragraph" style:parent-style-name="Standard" style:list-style-name="L8">
      <style:text-properties style:font-name="Liberation Serif" officeooo:paragraph-rsid="0011b9b1"/>
    </style:style>
    <style:style style:name="P6" style:family="paragraph" style:parent-style-name="Standard" style:list-style-name="L8">
      <style:text-properties style:font-name="Liberation Serif" officeooo:paragraph-rsid="00123fcc"/>
    </style:style>
    <style:style style:name="P7" style:family="paragraph" style:parent-style-name="Standard">
      <style:text-properties style:font-name="Liberation Serif" fo:font-weight="bold" officeooo:rsid="00123fcc" officeooo:paragraph-rsid="00123fcc" style:font-weight-asian="bold" style:font-weight-complex="bold"/>
    </style:style>
    <style:style style:name="P8" style:family="paragraph" style:parent-style-name="Standard" style:list-style-name="L8">
      <style:text-properties officeooo:paragraph-rsid="0011b9b1"/>
    </style:style>
    <style:style style:name="P9" style:family="paragraph" style:parent-style-name="Standard" style:list-style-name="L9">
      <style:text-properties officeooo:paragraph-rsid="0011b9b1"/>
    </style:style>
    <style:style style:name="T1" style:family="text">
      <style:text-properties fo:font-variant="normal" fo:text-transform="none" fo:font-size="12pt" fo:letter-spacing="normal" fo:font-style="normal"/>
    </style:style>
    <style:style style:name="T2" style:family="text">
      <style:text-properties fo:font-variant="normal" fo:text-transform="none" fo:font-size="12pt" fo:letter-spacing="normal" fo:font-style="normal" style:text-underline-style="solid" style:text-underline-width="auto" style:text-underline-color="font-color" fo:font-weight="normal"/>
    </style:style>
    <style:style style:name="T3" style:family="text">
      <style:text-properties fo:font-variant="normal" fo:text-transform="none" fo:font-size="12pt" fo:letter-spacing="normal" fo:font-style="normal" style:text-underline-style="none" fo:font-weight="normal"/>
    </style:style>
    <style:style style:name="T4" style:family="text">
      <style:text-properties fo:font-variant="normal" fo:text-transform="none" fo:font-size="12pt" fo:letter-spacing="normal" fo:font-style="normal" style:text-underline-style="none" fo:font-weight="normal" officeooo:rsid="0011b9b1"/>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2pt" fo:letter-spacing="normal" fo:font-style="normal" fo:font-weight="normal" officeooo:rsid="00123fcc"/>
    </style:style>
    <style:style style:name="T7" style:family="text">
      <style:text-properties fo:font-variant="normal" fo:text-transform="none" style:font-name="Liberation Serif" fo:font-size="12pt" fo:letter-spacing="normal" fo:font-style="normal" style:text-underline-style="solid" style:text-underline-width="auto" style:text-underline-color="font-color" fo:font-weight="normal"/>
    </style:style>
    <style:style style:name="T8" style:family="text">
      <style:text-properties fo:font-variant="normal" fo:text-transform="none" style:font-name="Liberation Serif" fo:font-size="12pt" fo:letter-spacing="normal" fo:font-style="normal" style:text-underline-style="none" fo:font-weight="normal"/>
    </style:style>
    <style:style style:name="T9" style:family="text">
      <style:text-properties fo:font-variant="normal" fo:text-transform="none" style:font-name="Liberation Serif" fo:font-size="12pt" fo:letter-spacing="normal" fo:font-style="normal" style:text-underline-style="none" fo:font-weight="normal" officeooo:rsid="0011b9b1"/>
    </style:style>
    <style:style style:name="T10" style:family="text">
      <style:text-properties fo:font-variant="normal" fo:text-transform="none" style:font-name="Liberation Serif" fo:font-size="12pt" fo:letter-spacing="normal" fo:font-style="normal" style:text-underline-style="none" fo:font-weight="normal" officeooo:rsid="00123fcc"/>
    </style:style>
    <style:style style:name="T11" style:family="text">
      <style:text-properties fo:font-weight="bold" style:font-weight-asian="bold" style:font-weight-complex="bold"/>
    </style:style>
    <style:style style:name="T12" style:family="text">
      <style:text-properties style:font-name="Liberation Serif"/>
    </style:style>
    <style:style style:name="T13" style:family="text">
      <style:text-properties style:font-name="Liberation Serif" officeooo:rsid="0011b9b1"/>
    </style:style>
    <style:style style:name="T14" style:family="text">
      <style:text-properties style:font-name="Liberation Serif" fo:font-weight="bold" officeooo:rsid="0011b9b1" style:font-weight-asian="bold" style:font-weight-complex="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0.5846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324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Installing VM:</text:span><text:span text:style-name="T13"> </text:span></text:p>
      <text:p text:style-name="P1"><text:a xlink:type="simple" xlink:href="https://youtu.be/2RdzpxlRzDI" text:style-name="Internet_20_link" text:visited-style-name="Visited_20_Internet_20_Link"><text:span text:style-name="T7">https://youtu.be/2RdzpxlRzDI</text:span></text:a></text:p>
      <text:p text:style-name="P1"><text:a xlink:type="simple" xlink:href="https://youtu.be/52FgPKwe2ik" text:style-name="Internet_20_link" text:visited-style-name="Visited_20_Internet_20_Link"><text:span text:style-name="T7">https://youtu.be/52FgPKwe2ik</text:span></text:a></text:p>
      <text:p text:style-name="P1"><text:a xlink:type="simple" xlink:href="https://itsfoss.com/install-linux-in-virtualbox/" text:style-name="Internet_20_link" text:visited-style-name="Visited_20_Internet_20_Link"><text:span text:style-name="T12">https://itsfoss.com/install-linux-in-virtualbox/</text:span></text:a></text:p>
      <text:p text:style-name="P1"><text:a xlink:type="simple" xlink:href="https://www.youtube.com/watch?v=sB_5fqiysi4" text:style-name="Internet_20_link" text:visited-style-name="Visited_20_Internet_20_Link"><text:span text:style-name="T12">https://www.youtube.com/watch?v=sB_5fqiysi4</text:span></text:a></text:p>
      <text:p text:style-name="P1"><text:a xlink:type="simple" xlink:href="https://ubuntu.com/desktop" text:style-name="Internet_20_link" text:visited-style-name="Visited_20_Internet_20_Link"><text:span text:style-name="T12">https://ubuntu.com/desktop</text:span></text:a></text:p>
      <text:list xml:id="list3585830334" text:style-name="L8">
        <text:list-item>
          <text:p text:style-name="P8"><text:span text:style-name="T12">Settings</text:span></text:p>
          <text:list>
            <text:list-item>
              <text:p text:style-name="P8"><text:span text:style-name="T12">Make sure virtualization is enabled in your BIOS (Links to an external site.). <text:s/>This is not always on by default.</text:span></text:p>
            </text:list-item>
            <text:list-item>
              <text:p text:style-name="P5">To enter the BIOS menu, you will have to type a special key while the system is booting. </text:p>
              <text:list>
                <text:list-item>
                  <text:p text:style-name="P5">This could be F10, F2, F12, F1, or DEL, depending on the manufacturer. </text:p>
                </text:list-item>
                <text:list-item>
                  <text:p text:style-name="P5">The correct key will briefly flash during boot up.</text:p>
                </text:list-item>
                <text:list-item>
                  <text:p text:style-name="P5">Not all BIOS menus are the same, but it will look something like this:</text:p>
                </text:list-item>
                <text:list-item>
                  <text:p text:style-name="P5">If your CPU does not support virtualization, you can try to run the VM without it by unchecking System-Acceleration-&gt;Hardware Virtualization, but it will probably be very slow. <text:s/>In this case, you may want to use the alternate method below.</text:p>
                </text:list-item>
              </text:list>
            </text:list-item>
            <text:list-item>
              <text:p text:style-name="P5">Allocate the following resources so your VM will not be too slow:</text:p>
              <text:list>
                <text:list-item>
                  <text:p text:style-name="P5">At least 20GB of storage space </text:p>
                </text:list-item>
                <text:list-item>
                  <text:p text:style-name="P5">System</text:p>
                  <text:list>
                    <text:list-item>
                      <text:p text:style-name="P5">At least 6GB of RAM</text:p>
                    </text:list-item>
                    <text:list-item>
                      <text:p text:style-name="P5">At least 2 CPUs</text:p>
                    </text:list-item>
                  </text:list>
                </text:list-item>
                <text:list-item>
                  <text:p text:style-name="P5">Display</text:p>
                  <text:list>
                    <text:list-item>
                      <text:p text:style-name="P5">Max Video Memory (128 MB)</text:p>
                    </text:list-item>
                    <text:list-item>
                      <text:p text:style-name="P5">Enable 3D Acceleration</text:p>
                    </text:list-item>
                  </text:list>
                </text:list-item>
              </text:list>
            </text:list-item>
            <text:list-item>
              <text:p text:style-name="P5">You most likely have potato quality 800x600 resolution. <text:s/>To fix this, open a terminal and run the following command:</text:p>
              <text:list>
                <text:list-item>
                  <text:p text:style-name="P5">sudo apt install virtualbox-guest-dkms</text:p>
                </text:list-item>
              </text:list>
            </text:list-item>
            <text:list-item>
              <text:p text:style-name="P5">If that doesn't automatically resize your window, try the following:</text:p>
              <text:list>
                <text:list-item>
                  <text:p text:style-name="P5">Open your Ubuntu virtual machine window</text:p>
                </text:list-item>
                <text:list-item>
                  <text:p text:style-name="P5">Click on Devices-&gt;Insert Guest Additions CD Image</text:p>
                  <text:list>
                    <text:list-item>
                      <text:p text:style-name="P5">Let the CD autorun</text:p>
                    </text:list-item>
                  </text:list>
                </text:list-item>
                <text:list-item>
                  <text:p text:style-name="P5">Reboot</text:p>
                </text:list-item>
                <text:list-item>
                  <text:p text:style-name="P6">Go to View-&gt;Virtual Screen 1, and set the resolution to whatever you like</text:p>
                </text:list-item>
              </text:list>
            </text:list-item>
          </text:list>
          <text:p text:style-name="P6"/>
        </text:list-item>
      </text:list>
      <text:p text:style-name="P7">Ubuntu and IDE Software Packages</text:p>
      <text:p text:style-name="P7"><text:span text:style-name="T3">S</text:span><text:span text:style-name="T4">et up VSC: </text:span><text:a xlink:type="simple" xlink:href="https://youtu.be/Q12zKJDX41k" text:style-name="Internet_20_link" text:visited-style-name="Visited_20_Internet_20_Link"><text:span text:style-name="T2">https://youtu.be/Q12zKJDX41k</text:span></text:a></text:p>
      <text:list xml:id="list102452519755504" text:continue-numbering="true" text:style-name="L8">
        <text:list-item>
          <text:p text:style-name="P5">Click the Software Center icon in the dash</text:p>
          <text:list>
            <text:list-item>
              <text:p text:style-name="P5">Search for and install the following Filezilla</text:p>
            </text:list-item>
          </text:list>
        </text:list-item>
        <text:list-item>
          <text:p text:style-name="P5">Chrome can be installed by searching in firefox and clicking on the install link</text:p>
          <text:list>
            <text:list-item>
              <text:p text:style-name="P5">Add extension: ublock origin</text:p>
            </text:list-item>
          </text:list>
        </text:list-item>
        <text:list-item>
          <text:p text:style-name="P5">Adjust favorites</text:p>
          <text:list>
            <text:list-item>
              <text:p text:style-name="P5">To remove an icon from favorites, right click it</text:p>
            </text:list-item>
            <text:list-item>
              <text:p text:style-name="P5">To add one, click on the applications button (9 dots), search, right click it </text:p>
            </text:list-item>
          </text:list>
        </text:list-item>
        <text:list-item>
          <text:p text:style-name="P5">Open the terminal</text:p>
          <text:list>
            <text:list-item>
              <text:p text:style-name="P5">Ctrl+Alt+T: Ubuntu terminal shortcut</text:p>
            </text:list-item>
            <text:list-item>
              <text:p text:style-name="P5">sudo apt install gcc g++</text:p>
            </text:list-item>
            <text:list-item>
              <text:p text:style-name="P5">sudo apt autoremove</text:p>
            </text:list-item>
            <text:list-item>
              <text:p text:style-name="P5">sudo apt install gdb</text:p>
            </text:list-item>
            <text:list-item>
              <text:p text:style-name="P5">sudo apt install xterm</text:p>
            </text:list-item>
            <text:list-item>
              <text:p text:style-name="P5"><text:soft-page-break/>sudo apt install make</text:p>
            </text:list-item>
          </text:list>
        </text:list-item>
        <text:list-item>
          <text:p text:style-name="P5">Create project directories</text:p>
          <text:list>
            <text:list-item>
              <text:p text:style-name="P5">cd Desktop</text:p>
            </text:list-item>
            <text:list-item>
              <text:p text:style-name="P5">mkdir cisp400</text:p>
              <text:list>
                <text:list-item>
                  <text:p text:style-name="P5">Download std_lib_facilities.h into this directory</text:p>
                </text:list-item>
              </text:list>
            </text:list-item>
            <text:list-item>
              <text:p text:style-name="P5">cd cisp400</text:p>
            </text:list-item>
            <text:list-item>
              <text:p text:style-name="P5">mkdir M01</text:p>
            </text:list-item>
            <text:list-item>
              <text:p text:style-name="P5">cd M01</text:p>
            </text:list-item>
          </text:list>
        </text:list-item>
        <text:list-item>
          <text:p text:style-name="P5">Visual Studio Code IDE</text:p>
          <text:list>
            <text:list-item>
              <text:p text:style-name="P5">Open up a command line interface (terminal) and type the following:</text:p>
            </text:list-item>
            <text:list-item>
              <text:p text:style-name="P5">sudo snap install code --classic</text:p>
            </text:list-item>
            <text:list-item>
              <text:p text:style-name="P5">Click the Extensions tab on the left nav bar</text:p>
              <text:list>
                <text:list-item>
                  <text:p text:style-name="P5">Search for C++ and install the top result</text:p>
                </text:list-item>
              </text:list>
            </text:list-item>
            <text:list-item>
              <text:p text:style-name="P5">File-&gt;Open Folder to add a folder to your workspace</text:p>
            </text:list-item>
            <text:list-item>
              <text:p text:style-name="P5">Click the Debug tab in the left nav bar</text:p>
              <text:list>
                <text:list-item>
                  <text:p text:style-name="P5">Click create a launch.json file</text:p>
                </text:list-item>
                <text:list-item>
                  <text:p text:style-name="P5">Select C++ (GDB/LLDB)</text:p>
                </text:list-item>
                <text:list-item>
                  <text:p text:style-name="P5">Select default</text:p>
                </text:list-item>
                <text:list-item>
                  <text:p text:style-name="P5">Click on launch.json</text:p>
                </text:list-item>
                <text:list-item>
                  <text:p text:style-name="P5">Change the program field to the name of your executable</text:p>
                  <text:list>
                    <text:list-item>
                      <text:p text:style-name="P5">If your executable is named M01, it would be:</text:p>
                    </text:list-item>
                    <text:list-item>
                      <text:p text:style-name="P5">"program": "${workspaceFolder}/M01",</text:p>
                    </text:list-item>
                  </text:list>
                </text:list-item>
                <text:list-item>
                  <text:p text:style-name="P5">Add breakpoints by clicking next to code line numbers</text:p>
                </text:list-item>
                <text:list-item>
                  <text:p text:style-name="P8"><text:span text:style-name="T12">Press f5 or run-&gt;start debugging</text:span></text:p>
                </text:list-item>
              </text:list>
            </text:list-item>
          </text:list>
        </text:list-item>
      </text:list>
      <text:p text:style-name="P4"><text:span text:style-name="T1"/></text:p>
      <text:p text:style-name="P4"><text:span text:style-name="T1">List of Useful Linux CLI Commands</text:span></text:p>
      <text:p text:style-name="P2"><text:span text:style-name="T5">Below are some common Linux commands. <text:s/>Before starting the assignment, read through their descriptions and examples. <text:s/>These commands will also work from Ubuntu's terminal or any Linux based command line.</text:span></text:p>
      <text:list xml:id="list103559006" text:style-name="L9">
        <text:list-item>
          <text:p text:style-name="P9"><text:span text:style-name="T9">p</text:span><text:span text:style-name="T8">asswd</text:span></text:p>
          <text:list>
            <text:list-item>
              <text:p text:style-name="P9"><text:span text:style-name="T8">The passwd command lets you change the password for a user. <text:s/>Just type passwd to change your own password.</text:span></text:p>
            </text:list-item>
          </text:list>
        </text:list-item>
        <text:list-item>
          <text:p text:style-name="P9"><text:span text:style-name="T9">p</text:span><text:span text:style-name="T8">wd</text:span></text:p>
          <text:list>
            <text:list-item>
              <text:p text:style-name="P9"><text:span text:style-name="T8">prints the working directory (the current directory) from the root / directory.</text:span></text:p>
            </text:list-item>
          </text:list>
        </text:list-item>
      </text:list>
      <text:list xml:id="list1330095258" text:style-name="L10">
        <text:list-item>
          <text:p text:style-name="P3"><text:span text:style-name="T5">ls</text:span></text:p>
          <text:list>
            <text:list-item>
              <text:p text:style-name="P3"><text:span text:style-name="T5">This might be the first command the majority of Linux users meet. It lists the files and folders in the directory you specify. <text:s/>By default, ls looks in the current directory. <text:s/>There are a great many options you can use with ls , and if you are interested you can view its man page (Links to an external site.). Some common examples are presented here.</text:span></text:p>
            </text:list-item>
            <text:list-item>
              <text:p text:style-name="P3"><text:span text:style-name="T5">To list the files and folders in the current directory:</text:span></text:p>
              <text:list>
                <text:list-item>
                  <text:p text:style-name="P3"><text:span text:style-name="T5">ls</text:span></text:p>
                </text:list-item>
              </text:list>
            </text:list-item>
            <text:list-item>
              <text:p text:style-name="P3"><text:span text:style-name="T5">To list the files and folders in the current directory with a detailed listing use the -l (long) option:</text:span></text:p>
              <text:list>
                <text:list-item>
                  <text:p text:style-name="P3"><text:span text:style-name="T5">ls -l</text:span></text:p>
                </text:list-item>
              </text:list>
            </text:list-item>
            <text:list-item>
              <text:p text:style-name="P3"><text:span text:style-name="T5">To include hidden files use the -a (all files) option:</text:span></text:p>
              <text:list>
                <text:list-item>
                  <text:p text:style-name="P3"><text:span text:style-name="T5">ls -la</text:span></text:p>
                </text:list-item>
              </text:list>
            </text:list-item>
          </text:list>
        </text:list-item>
        <text:list-item>
          <text:p text:style-name="P3"><text:span text:style-name="T5">mkdir</text:span></text:p>
          <text:list>
            <text:list-item>
              <text:p text:style-name="P3"><text:soft-page-break/><text:span text:style-name="T5">The mkdir command allows you to create new directories in the file system. <text:s/>You must provide the name of the new directory to mkdir. <text:s/>If the new directory is not going to be within the current directory, you must provide the path to the new directory.</text:span></text:p>
            </text:list-item>
            <text:list-item>
              <text:p text:style-name="P3"><text:span text:style-name="T5">To create two new directories in the current directory called “invoices” and “quotes,” use these two commands:</text:span></text:p>
              <text:list>
                <text:list-item>
                  <text:p text:style-name="P3"><text:span text:style-name="T5">mkdir invoices</text:span></text:p>
                </text:list-item>
                <text:list-item>
                  <text:p text:style-name="P3"><text:span text:style-name="T5">mkdir quotes</text:span></text:p>
                </text:list-item>
              </text:list>
            </text:list-item>
          </text:list>
        </text:list-item>
        <text:list-item>
          <text:p text:style-name="P3"><text:span text:style-name="T5">cd</text:span></text:p>
          <text:list>
            <text:list-item>
              <text:p text:style-name="P3"><text:span text:style-name="T5">The cd command changes your current directory. <text:s/>In other words, it moves you to a new place in the file system.</text:span></text:p>
            </text:list-item>
            <text:list-item>
              <text:p text:style-name="P3"><text:span text:style-name="T5">If you are changing to a directory that is within your current directory, you can simply type cd and the name of the other directory.</text:span></text:p>
              <text:list>
                <text:list-item>
                  <text:p text:style-name="P3"><text:span text:style-name="T5">cd work</text:span></text:p>
                </text:list-item>
              </text:list>
            </text:list-item>
            <text:list-item>
              <text:p text:style-name="P3"><text:span text:style-name="T5">If you are changing to a directory elsewhere within the filesystem directory tree, provide the path to the directory with a leading /.</text:span></text:p>
              <text:list>
                <text:list-item>
                  <text:p text:style-name="P3"><text:span text:style-name="T5">cd /usr/local/bin</text:span></text:p>
                </text:list-item>
              </text:list>
            </text:list-item>
            <text:list-item>
              <text:p text:style-name="P3"><text:span text:style-name="T5">To quickly return to your home directory, use the ~ (tilde) character as the directory name.</text:span></text:p>
              <text:list>
                <text:list-item>
                  <text:p text:style-name="P3"><text:span text:style-name="T5">cd ~</text:span></text:p>
                </text:list-item>
              </text:list>
            </text:list-item>
            <text:list-item>
              <text:p text:style-name="P3"><text:span text:style-name="T5">Here’s another trick: <text:s/>You can use the double dot symbol .. to represent the parent of the current directory. You can type the following command to go up a directory:</text:span></text:p>
              <text:list>
                <text:list-item>
                  <text:p text:style-name="P3"><text:span text:style-name="T6">c</text:span><text:span text:style-name="T5">d ..</text:span></text:p>
                </text:list-item>
              </text:list>
            </text:list-item>
            <text:list-item>
              <text:p text:style-name="P3"><text:span text:style-name="T5">Imagine you are in a directory. The parent directory has other directories in it, as well as the directory you’re currently in. To change into one of those other directories, you can use the .. symbol to shorten what you have to type.</text:span></text:p>
              <text:list>
                <text:list-item>
                  <text:p text:style-name="P3"><text:span text:style-name="T5">cd ../games</text:span></text:p>
                </text:list-item>
              </text:list>
            </text:list-item>
          </text:list>
        </text:list-item>
        <text:list-item>
          <text:p text:style-name="P3"><text:span text:style-name="T5">nano</text:span></text:p>
          <text:list>
            <text:list-item>
              <text:p text:style-name="P3"><text:span text:style-name="T5">nano is a lightweight text editor included in most Linux distros</text:span></text:p>
              <text:list>
                <text:list-item>
                  <text:p text:style-name="P3"><text:span text:style-name="T5">The mouse does not work in here</text:span></text:p>
                </text:list-item>
                <text:list-item>
                  <text:p text:style-name="P3"><text:span text:style-name="T5">Use arrow keys to navigate</text:span></text:p>
                </text:list-item>
              </text:list>
            </text:list-item>
            <text:list-item>
              <text:p text:style-name="P3"><text:span text:style-name="T5">To edit a file, type:</text:span></text:p>
              <text:list>
                <text:list-item>
                  <text:p text:style-name="P3"><text:span text:style-name="T5">nano filename</text:span></text:p>
                </text:list-item>
              </text:list>
            </text:list-item>
            <text:list-item>
              <text:p text:style-name="P3"><text:span text:style-name="T5">If the file does not already exist, it will be created</text:span></text:p>
            </text:list-item>
            <text:list-item>
              <text:p text:style-name="P3"><text:span text:style-name="T5">nano will open up within your terminal</text:span></text:p>
            </text:list-item>
            <text:list-item>
              <text:p text:style-name="P3"><text:span text:style-name="T5">After editing the file, type ctrl+x to exit</text:span></text:p>
            </text:list-item>
            <text:list-item>
              <text:p text:style-name="P3"><text:span text:style-name="T5">It will ask if you want to save, type y and then press enter</text:span></text:p>
            </text:list-item>
            <text:list-item>
              <text:p text:style-name="P3"><text:span text:style-name="T5">Popular commands, listed on the bottom of the nano window:</text:span></text:p>
              <text:list>
                <text:list-item>
                  <text:p text:style-name="P3"><text:span text:style-name="T5">^ means ctrl</text:span></text:p>
                </text:list-item>
                <text:list-item>
                  <text:p text:style-name="P3"><text:span text:style-name="T5">^k to kut</text:span></text:p>
                </text:list-item>
                <text:list-item>
                  <text:p text:style-name="P3"><text:span text:style-name="T5">^u to paste (unkut)</text:span></text:p>
                </text:list-item>
                <text:list-item>
                  <text:p text:style-name="P3"><text:span text:style-name="T5">^g to get more commands</text:span></text:p>
                </text:list-item>
                <text:list-item>
                  <text:p text:style-name="P3"><text:span text:style-name="T5">M- means alt</text:span></text:p>
                </text:list-item>
                <text:list-item>
                  <text:p text:style-name="P3"><text:span text:style-name="T5">alt 6 to copy</text:span></text:p>
                </text:list-item>
                <text:list-item>
                  <text:p text:style-name="P3"><text:span text:style-name="T5">alt u to undo</text:span></text:p>
                </text:list-item>
                <text:list-item>
                  <text:p text:style-name="P3"><text:span text:style-name="T5">alt e to redo</text:span></text:p>
                </text:list-item>
              </text:list>
            </text:list-item>
          </text:list>
        </text:list-item>
        <text:list-item>
          <text:p text:style-name="P3"><text:span text:style-name="T5">From the command line, you can also copy, move, and remove files and directories:</text:span></text:p>
          <text:list>
            <text:list-item>
              <text:p text:style-name="P3"><text:span text:style-name="T5">cp filename1 filename2 copies files</text:span></text:p>
            </text:list-item>
            <text:list-item>
              <text:p text:style-name="P3"><text:span text:style-name="T5">mv filename1 filename2 moves and renames files</text:span></text:p>
            </text:list-item>
            <text:list-item>
              <text:p text:style-name="P3"><text:span text:style-name="T5">rm filename removes files</text:span></text:p>
            </text:list-item>
            <text:list-item>
              <text:p text:style-name="P3"><text:span text:style-name="T5">rm -r dirname removes directorie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3T10:06:13.038686972</meta:creation-date>
    <dc:date>2020-11-13T10:24:52.159056088</dc:date>
    <meta:editing-duration>PT8M9S</meta:editing-duration>
    <meta:editing-cycles>1</meta:editing-cycles>
    <meta:document-statistic meta:table-count="0" meta:image-count="0" meta:object-count="0" meta:page-count="3" meta:paragraph-count="124" meta:word-count="1114" meta:character-count="5897" meta:non-whitespace-character-count="5004"/>
    <meta:generator>LibreOffice/6.4.6.2$Linux_X86_64 LibreOffice_project/40$Build-2</meta:generator>
  </office:meta>
</office:document-meta>
</file>